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order-left="0.99pt solid #000000" fo:border-right="0.74pt solid #000000" fo:border-top="none"/>
    </style:style>
    <style:style style:name="ce159" style:family="table-cell" style:parent-style-name="Default">
      <style:table-cell-properties fo:border-bottom="0.74pt solid #000000" fo:border-left="0.99pt solid #000000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52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52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table:style-name="ce3"/>
          <table:table-cell table:style-name="ce52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2" calcext:value-type="date">
            <text:p>12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9" calcext:value-type="date">
            <text:p>19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tatistical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26" calcext:value-type="date">
            <text:p>26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Linear regression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2" calcext:value-type="date">
            <text:p>02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lassification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53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9" calcext:value-type="date">
            <text:p>09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esampling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Emma and Kenneth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16" calcext:value-type="date">
            <text:p>16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23" calcext:value-type="date">
            <text:p>23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del Selection, Regularization RecEx</text:p>
          </table:table-cell>
          <table:table-cell table:style-name="ce15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2" calcext:value-type="date">
            <text:p>02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ving Beyond Linearity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9" calcext:value-type="date">
            <text:p>09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Tree-based methods RecEx</text:p>
          </table:table-cell>
          <table:table-cell table:style-name="ce15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16" calcext:value-type="date">
            <text:p>16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upport Vector Machines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23" calcext:value-type="date">
            <text:p>23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Unsupervised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30" calcext:value-type="date">
            <text:p>30.03.23</text:p>
          </table:table-cell>
          <table:table-cell table:style-name="ce119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59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3"/>
          <table:covered-table-cell table:style-name="ce64"/>
          <table:covered-table-cell table:number-columns-repeated="2" table:style-name="ce119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19" office:value-type="string" calcext:value-type="string">
            <text:p>Neural Networks RecEx</text:p>
          </table:table-cell>
          <table:table-cell table:style-name="ce12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.00.0000</text:date>, <text:time style:data-style-name="N2" text:time-value="10:26:55.1471011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24T10:27:12.449859725</dc:date>
    <dc:creator>Steffi </dc:creator>
    <meta:editing-duration>PT15H49M21S</meta:editing-duration>
    <meta:editing-cycles>203</meta:editing-cycles>
    <meta:generator>LibreOffice/6.0.7.3$Linux_X86_64 LibreOffice_project/00m0$Build-3</meta:generator>
    <meta:document-statistic meta:table-count="2" meta:cell-count="227" meta:object-count="0"/>
  </office:meta>
</office:document-meta>
</file>